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20pt" fo:language="en" fo:country="US" officeooo:rsid="000d5c55" officeooo:paragraph-rsid="000d5c55" style:font-size-asian="20pt" style:font-size-complex="20pt"/>
    </style:style>
    <style:style style:name="P2" style:family="paragraph" style:parent-style-name="Standard">
      <style:text-properties style:font-name="Liberation Serif" fo:font-size="18pt" fo:language="en" fo:country="US" officeooo:rsid="000d5c55" officeooo:paragraph-rsid="000d5c55" style:font-size-asian="15.75pt" style:font-size-complex="18pt"/>
    </style:style>
    <style:style style:name="P3" style:family="paragraph" style:parent-style-name="Standard">
      <style:text-properties style:font-name="Liberation Serif" fo:font-size="18pt" fo:language="en" fo:country="US" officeooo:rsid="000e114f" officeooo:paragraph-rsid="000e114f" style:font-size-asian="15.75pt" style:font-size-complex="18pt"/>
    </style:style>
    <style:style style:name="P4" style:family="paragraph" style:parent-style-name="Standard">
      <style:text-properties style:font-name="Liberation Serif" fo:font-size="18pt" fo:language="en" fo:country="US" officeooo:rsid="000f023a" officeooo:paragraph-rsid="000f023a" style:font-size-asian="15.75pt" style:font-size-complex="18pt"/>
    </style:style>
    <style:style style:name="P5" style:family="paragraph" style:parent-style-name="Standard">
      <style:text-properties style:font-name="Liberation Serif" fo:font-size="18pt" fo:language="en" fo:country="US" officeooo:rsid="0010c1a8" officeooo:paragraph-rsid="0010c1a8" style:font-size-asian="15.75pt" style:font-size-complex="18pt"/>
    </style:style>
    <style:style style:name="P6" style:family="paragraph" style:parent-style-name="Standard">
      <style:text-properties style:font-name="Liberation Serif" fo:font-size="18pt" fo:language="en" fo:country="US" officeooo:rsid="00113720" officeooo:paragraph-rsid="00113720" style:font-size-asian="15.75pt" style:font-size-complex="18pt"/>
    </style:style>
    <style:style style:name="P7" style:family="paragraph" style:parent-style-name="Standard">
      <style:text-properties style:font-name="Liberation Serif" fo:font-size="18pt" fo:language="en" fo:country="US" officeooo:rsid="001220be" officeooo:paragraph-rsid="001220be" style:font-size-asian="15.75pt" style:font-size-complex="18pt"/>
    </style:style>
    <style:style style:name="P8" style:family="paragraph" style:parent-style-name="Standard">
      <style:text-properties style:font-name="Liberation Serif" fo:font-size="18pt" fo:language="en" fo:country="US" officeooo:rsid="0012b5b5" officeooo:paragraph-rsid="0012b5b5" style:font-size-asian="15.75pt" style:font-size-complex="18pt"/>
    </style:style>
    <style:style style:name="T1" style:family="text">
      <style:text-properties officeooo:rsid="000e114f"/>
    </style:style>
    <style:style style:name="T2" style:family="text">
      <style:text-properties officeooo:rsid="000f023a"/>
    </style:style>
    <style:style style:name="T3" style:family="text">
      <style:text-properties officeooo:rsid="00113720"/>
    </style:style>
    <style:style style:name="T4" style:family="text">
      <style:text-properties officeooo:rsid="001220be"/>
    </style:style>
    <style:style style:name="T5" style:family="text">
      <style:text-properties officeooo:rsid="0012b5b5"/>
    </style:style>
    <style:style style:name="T6" style:family="text">
      <style:text-properties officeooo:rsid="001476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7</text:p>
      <text:p text:style-name="P2">(A) <text:span text:style-name="T2">page 28 </text:span></text:p>
      <text:p text:style-name="P2">1. eye</text:p>
      <text:p text:style-name="P2">2.<text:span text:style-name="T1">break</text:span></text:p>
      <text:p text:style-name="P3">3.foot</text:p>
      <text:p text:style-name="P3">4.deep</text:p>
      <text:p text:style-name="P3">5. on</text:p>
      <text:p text:style-name="P3">(B)</text:p>
      <text:p text:style-name="P3">1.to get into hot water</text:p>
      <text:p text:style-name="P3">2.to be a reak eye opener</text:p>
      <text:p text:style-name="P3">3.to feel like a fish out of water</text:p>
      <text:p text:style-name="P3">(C)</text:p>
      <text:p text:style-name="P4">1. was a real eye opener</text:p>
      <text:p text:style-name="P4">2. or you will get into hot water</text:p>
      <text:p text:style-name="P4">3. felt like a fish out of water</text:p>
      <text:p text:style-name="P4">(D)</text:p>
      <text:p text:style-name="P4">1. out</text:p>
      <text:p text:style-name="P4">2.in</text:p>
      <text:p text:style-name="P4">3.with</text:p>
      <text:p text:style-name="P4">4.of</text:p>
      <text:p text:style-name="P4">5.over</text:p>
      <text:p text:style-name="P4">6.up</text:p>
      <text:p text:style-name="P4">(E) page 29</text:p>
      <text:p text:style-name="P5">1.b</text:p>
      <text:p text:style-name="P5">2.d</text:p>
      <text:p text:style-name="P5">3.a</text:p>
      <text:p text:style-name="P5">4.f</text:p>
      <text:p text:style-name="P5">5.c</text:p>
      <text:p text:style-name="P5">6.e</text:p>
      <text:p text:style-name="P5">(A)</text:p>
      <text:p text:style-name="P5">1.b</text:p>
      <text:p text:style-name="P5">2.f</text:p>
      <text:p text:style-name="P5">3.a</text:p>
      <text:p text:style-name="P5">4.<text:span text:style-name="T3">e</text:span></text:p>
      <text:p text:style-name="P5">5.<text:span text:style-name="T3">c</text:span></text:p>
      <text:p text:style-name="P5"><text:soft-page-break/>6.<text:span text:style-name="T3">d</text:span></text:p>
      <text:p text:style-name="P6">(A)</text:p>
      <text:p text:style-name="P6">1. 2 and 6</text:p>
      <text:p text:style-name="P6">2.4</text:p>
      <text:p text:style-name="P6">3.5</text:p>
      <text:p text:style-name="P6">4.1</text:p>
      <text:p text:style-name="P6">5.3</text:p>
      <text:p text:style-name="P6">(C)</text:p>
      <text:p text:style-name="P6">1. have to</text:p>
      <text:p text:style-name="P6">2.have to</text:p>
      <text:p text:style-name="P6">3. mustn’t</text:p>
      <text:p text:style-name="P6">4.<text:span text:style-name="T4">don’t have to</text:span></text:p>
      <text:p text:style-name="P6">5.<text:span text:style-name="T4">mustn’t</text:span></text:p>
      <text:p text:style-name="P6">6.<text:span text:style-name="T4">have to</text:span></text:p>
      <text:p text:style-name="P6">7.<text:span text:style-name="T4">don’t have to</text:span></text:p>
      <text:p text:style-name="P6">8.<text:span text:style-name="T4">mustn’t</text:span></text:p>
      <text:p text:style-name="P7">(D) page 30</text:p>
      <text:p text:style-name="P7">(A)</text:p>
      <text:p text:style-name="P7">a) 5,1,4,7,<text:span text:style-name="T5">10.</text:span></text:p>
      <text:p text:style-name="P7">b) 6,2,3,8,<text:span text:style-name="T5">9.</text:span></text:p>
      <text:p text:style-name="P8">(B) page 31</text:p>
      <text:p text:style-name="P8">1.<text:span text:style-name="T6">Futher to your letter</text:span></text:p>
      <text:p text:style-name="P8">2. I woud <text:span text:style-name="T6">be</text:span></text:p>
      <text:p text:style-name="P8">3.As you <text:span text:style-name="T6">probably know</text:span></text:p>
      <text:p text:style-name="P8">4.owing <text:span text:style-name="T6">to </text:span></text:p>
      <text:p text:style-name="P8">5.as you <text:span text:style-name="T6">suggested</text:span></text:p>
      <text:p text:style-name="P8">6.if you cou<text:span text:style-name="T6">ld let me know</text:span></text:p>
      <text:p text:style-name="P8">7.convenient for you</text:p>
      <text:p text:style-name="P8">8.I look forwa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8:54:23.234000000</meta:creation-date>
    <dc:date>2021-12-07T20:13:57.601000000</dc:date>
    <meta:editing-duration>PT3M11S</meta:editing-duration>
    <meta:editing-cycles>1</meta:editing-cycles>
    <meta:document-statistic meta:table-count="0" meta:image-count="0" meta:object-count="0" meta:page-count="2" meta:paragraph-count="64" meta:word-count="146" meta:character-count="622" meta:non-whitespace-character-count="538"/>
    <meta:generator>LibreOffice/7.2.2.2$Windows_X86_64 LibreOffice_project/02b2acce88a210515b4a5bb2e46cbfb63fe97d56</meta:generator>
  </office:meta>
</office:document-meta>
</file>